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8000002B14EAA06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measurelines" svg:width="14.899cm" svg:height="14.1cm" svg:x="0.126cm" svg:y="0.317cm">
          <draw:image xlink:href="Pictures/10000000000002D8000002B14EAA06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5.1cm" fo:page-height="14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creator>Jos Warmer</dc:creator>
    <dc:date>2009-03-27T18:26:02</dc:date>
    <meta:editing-cycles>8</meta:editing-cycles>
    <meta:editing-duration>PT45M1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